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MU Classical Serif" svg:font-family="'CMU Classical Serif'" style:font-adornments="Cursiva" style:font-family-generic="roman" style:font-pitch="variable"/>
    <style:font-face style:name="CMU Serif1" svg:font-family="'CMU Serif'" style:font-adornments="Negrita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fbbca6"/>
    </style:style>
    <style:style style:name="P2" style:family="paragraph" style:parent-style-name="Standard">
      <style:paragraph-properties fo:text-align="center" style:justify-single-word="false"/>
      <style:text-properties fo:background-color="#ffffff"/>
    </style:style>
    <style:style style:name="P3" style:family="paragraph" style:parent-style-name="Subtitle">
      <style:text-properties style:text-underline-style="solid" style:text-underline-width="auto" style:text-underline-color="font-color"/>
    </style:style>
    <style:style style:name="P4" style:family="paragraph" style:parent-style-name="Subtitle">
      <style:text-properties style:text-underline-style="solid" style:text-underline-width="auto" style:text-underline-color="font-color" officeooo:rsid="010b7632" officeooo:paragraph-rsid="010b7632"/>
    </style:style>
    <style:style style:name="P5" style:family="paragraph" style:parent-style-name="Text_20_body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tyle="normal" officeooo:rsid="0139efe3" officeooo:paragraph-rsid="010b7632" style:font-style-asian="normal" style:font-style-complex="normal"/>
    </style:style>
    <style:style style:name="P6" style:family="paragraph" style:parent-style-name="Text_20_body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tyle="normal" officeooo:rsid="013be9ef" officeooo:paragraph-rsid="013be9ef" style:font-style-asian="normal" style:font-style-complex="normal"/>
    </style:style>
    <style:style style:name="P7" style:family="paragraph" style:parent-style-name="Text_20_body">
      <style:text-properties style:text-underline-style="none" officeooo:rsid="0147b051" officeooo:paragraph-rsid="0147b051"/>
    </style:style>
    <style:style style:name="P8" style:family="paragraph" style:parent-style-name="Text_20_body">
      <style:text-properties style:text-underline-style="none" officeooo:rsid="014bcf7b" officeooo:paragraph-rsid="014bcf7b"/>
    </style:style>
    <style:style style:name="P9" style:family="paragraph" style:parent-style-name="Text_20_body">
      <style:text-properties style:text-underline-style="none" officeooo:rsid="014bcf7b" officeooo:paragraph-rsid="0147b051"/>
    </style:style>
    <style:style style:name="P10" style:family="paragraph" style:parent-style-name="Text_20_body" style:list-style-name="L2">
      <style:text-properties style:text-underline-style="none" officeooo:rsid="013f98be" officeooo:paragraph-rsid="013f98be"/>
    </style:style>
    <style:style style:name="P11" style:family="paragraph" style:parent-style-name="Text_20_body" style:list-style-name="L2">
      <style:text-properties style:text-underline-style="none" officeooo:rsid="01415cba" officeooo:paragraph-rsid="01415cba"/>
    </style:style>
    <style:style style:name="P12" style:family="paragraph" style:parent-style-name="Text_20_body" style:list-style-name="L2">
      <style:text-properties style:text-underline-style="none" officeooo:rsid="0142b7e9" officeooo:paragraph-rsid="0142b7e9"/>
    </style:style>
    <style:style style:name="P13" style:family="paragraph" style:parent-style-name="Text_20_body" style:list-style-name="L2">
      <style:text-properties style:text-underline-style="none" officeooo:rsid="01440900" officeooo:paragraph-rsid="01440900"/>
    </style:style>
    <style:style style:name="P14" style:family="paragraph" style:parent-style-name="Text_20_body" style:list-style-name="L2">
      <style:text-properties style:text-underline-style="none" officeooo:rsid="0144c523" officeooo:paragraph-rsid="0144c523"/>
    </style:style>
    <style:style style:name="P15" style:family="paragraph" style:parent-style-name="Text_20_body" style:list-style-name="L2">
      <style:text-properties style:text-underline-style="none" officeooo:rsid="01467ebd" officeooo:paragraph-rsid="01467ebd"/>
    </style:style>
    <style:style style:name="P16" style:family="paragraph" style:parent-style-name="Text_20_body" style:list-style-name="L2">
      <style:text-properties style:text-underline-style="none" officeooo:rsid="0147b051" officeooo:paragraph-rsid="0147b051"/>
    </style:style>
    <style:style style:name="P17" style:family="paragraph" style:parent-style-name="Text_20_body" style:list-style-name="L2">
      <style:text-properties officeooo:rsid="0142b7e9" officeooo:paragraph-rsid="0142b7e9"/>
    </style:style>
    <style:style style:name="P18" style:family="paragraph" style:parent-style-name="Text_20_body" style:list-style-name="L1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tyle="normal" officeooo:rsid="0139efe3" officeooo:paragraph-rsid="0139efe3" style:font-style-asian="normal" style:font-style-complex="normal"/>
    </style:style>
    <style:style style:name="P19" style:family="paragraph" style:parent-style-name="Text_20_body" style:list-style-name="L1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tyle="normal" officeooo:rsid="013a29e8" officeooo:paragraph-rsid="013a29e8" style:font-style-asian="normal" style:font-style-complex="normal"/>
    </style:style>
    <style:style style:name="P20" style:family="paragraph" style:parent-style-name="Text_20_body" style:list-style-name="L1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tyle="normal" officeooo:rsid="013be9ef" officeooo:paragraph-rsid="013be9ef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3ab389" style:font-weight-asian="bold" style:font-weight-complex="bold"/>
    </style:style>
    <style:style style:name="T3" style:family="text">
      <style:text-properties officeooo:rsid="011089f3"/>
    </style:style>
    <style:style style:name="T4" style:family="text">
      <style:text-properties officeooo:rsid="013ab389"/>
    </style:style>
    <style:style style:name="T5" style:family="text">
      <style:text-properties officeooo:rsid="013be9ef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14409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esión 1. <text:span text:style-name="T3">(Monitorización)</text:span> <text:s text:c="63"/></text:p>
      <text:p text:style-name="P5"/>
      <text:list xml:id="list569831" text:style-name="L1">
        <text:list-item>
          <text:p text:style-name="P18"><text:span text:style-name="T1">Monitorizar</text:span>: Basicamente miramos un elemto hardware, del sistema operativo o una aplicación. <text:s/><text:span text:style-name="T5">Problema principal overhead. </text:span></text:p>
        </text:list-item>
        <text:list-item>
          <text:p text:style-name="P19"><text:span text:style-name="T1">Monitorizar hardware simple</text:span>:</text:p>
          <text:list>
            <text:list-item>
              <text:p text:style-name="P19">lspci</text:p>
            </text:list-item>
            <text:list-item>
              <text:p text:style-name="P19">lsusb</text:p>
            </text:list-item>
            <text:list-item>
              <text:p text:style-name="P19">lshw</text:p>
            </text:list-item>
            <text:list-item>
              <text:p text:style-name="P19">lmsensors</text:p>
            </text:list-item>
          </text:list>
        </text:list-item>
        <text:list-item>
          <text:p text:style-name="P19"><text:span text:style-name="T1">/</text:span><text:span text:style-name="T2">proc/</text:span><text:span text:style-name="T4"> : es una ruta donde están los procesos tocando hardware </text:span></text:p>
        </text:list-item>
        <text:list-item>
          <text:p text:style-name="P19"><text:span text:style-name="T1">/</text:span><text:span text:style-name="T2">var/log</text:span><text:span text:style-name="T4"> : da información sobre los log de los distintos servicios en ejecución. </text:span></text:p>
          <text:list>
            <text:list-item>
              <text:p text:style-name="P20"><text:span text:style-name="T1">logrotate</text:span>: demonio que guarda los logs de /var/log de forma que el primero, error.log es el actual, error.log.0 es la anterior rotación, comprobación, y el error.log.1 y error.log.2 estarían comprimidos y serían los más antiguos. </text:p>
            </text:list-item>
          </text:list>
        </text:list-item>
        <text:list-item>
          <text:p text:style-name="P20"><text:span text:style-name="T1">strace</text:span>: comando para ver todas las operaciones de un comando.</text:p>
        </text:list-item>
      </text:list>
      <text:p text:style-name="P6"/>
      <text:p text:style-name="P3">Sesión 2. <text:s text:c="62"/></text:p>
      <text:list xml:id="list592993485" text:style-name="L2">
        <text:list-item>
          <text:p text:style-name="P10">Vamos a comprobar si funciona el RAID1.</text:p>
        </text:list-item>
        <text:list-item>
          <text:p text:style-name="P10">Desconectamos un disco directamente</text:p>
        </text:list-item>
        <text:list-item>
          <text:p text:style-name="P10">Vemos que inicia el arranca pero no termina y salta el initramfs, un proceso que se carga en la RAM justo al inicio.</text:p>
        </text:list-item>
        <text:list-item>
          <text:p text:style-name="P10">Usamos demage </text:p>
        </text:list-item>
        <text:list-item>
          <text:p text:style-name="P11">y nos muestra la info de que ha estado ocurriendo, y vemos que el error está en /proc/mdstat</text:p>
        </text:list-item>
        <text:list-item>
          <text:p text:style-name="P11">cat /proc/mdstat</text:p>
        </text:list-item>
        <text:list-item>
          <text:p text:style-name="P12">vemos que error es por el array de discos</text:p>
        </text:list-item>
        <text:list-item>
          <text:p text:style-name="P12">para solucionarlo mdadm -R /dev/md0</text:p>
        </text:list-item>
        <text:list-item>
          <text:p text:style-name="P12">ahora vemos si todo ha ido bien haciendo el cat</text:p>
        </text:list-item>
        <text:list-item>
          <text:p text:style-name="P17"><text:soft-page-break/><text:span text:style-name="T6">para añadir el disco sdb hacemos </text:span><text:span text:style-name="T7">mdadm -a /dev/md0 /dev/sdb </text:span></text:p>
        </text:list-item>
        <text:list-item>
          <text:p text:style-name="P13">hacemos cat /proc/mdadm</text:p>
        </text:list-item>
        <text:list-item>
          <text:p text:style-name="P14">vamos a monitorrizar </text:p>
        </text:list-item>
        <text:list-item>
          <text:p text:style-name="P15">creamos un script y nos leemos el pdf</text:p>
        </text:list-item>
        <text:list-item>
          <text:p text:style-name="P15">para python tenemos Ansible yaque moonitorizar 5 máquinas es inabarcable: </text:p>
          <text:list>
            <text:list-item>
              <text:p text:style-name="P15">agentless</text:p>
            </text:list-item>
            <text:list-item>
              <text:p text:style-name="P15">playbooks</text:p>
            </text:list-item>
            <text:list-item>
              <text:p text:style-name="P15">paquete como pip</text:p>
            </text:list-item>
            <text:list-item>
              <text:p text:style-name="P15">/etc/ans</text:p>
            </text:list-item>
          </text:list>
        </text:list-item>
      </text:list>
      <text:p text:style-name="P7"/>
      <text:list xml:id="list191557099839589" text:continue-numbering="true" text:style-name="L2">
        <text:list-item>
          <text:p text:style-name="P16">Vamos a instalar Zabbix</text:p>
        </text:list-item>
      </text:list>
      <text:p text:style-name="P9"/>
      <text:p text:style-name="P9"/>
      <text:p text:style-name="P9"/>
      <text:p text:style-name="P9"/>
      <text:p text:style-name="P8"><text:a xlink:type="simple" xlink:href="http://yallalabs.com/linux/how-to-install-zabbix-3-4-monitoring-server-on-ubuntu-16-04-lts/" text:style-name="Internet_20_link" text:visited-style-name="Visited_20_Internet_20_Link">http://yallalabs.com/linux/how-to-install-zabbix-3-4-monitoring-server-on-ubuntu-16-04-lts/</text:a></text:p>
      <text:p text:style-name="P8"><text:a xlink:type="simple" xlink:href="https://tecadmin.net/install-zabbix-agent-on-centos-rhel/" text:style-name="Internet_20_link" text:visited-style-name="Visited_20_Internet_20_Link">https://tecadmin.net/install-zabbix-agent-on-centos-rhel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MU Classical Serif" svg:font-family="'CMU Classical Serif'" style:font-adornments="Cursiva" style:font-family-generic="roman" style:font-pitch="variable"/>
    <style:font-face style:name="CMU Serif1" svg:font-family="'CMU Serif'" style:font-adornments="Negrita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loext:contextual-spacing="false" fo:line-height="100%" fo:text-align="start" style:justify-single-word="false" style:page-number="auto"/>
      <style:text-properties style:font-name="CMU Serif" fo:font-family="'CMU Serif'" style:font-style-name="Roman" style:font-family-generic="roman" style:font-pitch="variable" fo:font-size="12pt" fo:font-weight="normal" officeooo:rsid="00309a1f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MU Serif" fo:font-family="'CMU Serif'" style:font-style-name="Roman" style:font-family-generic="roman" style:font-pitch="variable" fo:font-size="14pt" fo:font-weight="normal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71699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MU Serif1" fo:font-family="'CMU Serif'" style:font-style-name="Negrita" style:font-family-generic="roman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itulo_20_Asignatura" style:display-name="Titulo Asignatura" style:family="paragraph" style:parent-style-name="Title" style:default-outline-level="" style:list-style-name="">
      <loext:graphic-properties draw:fill-image-width="0cm" draw:fill-image-height="0cm"/>
      <style:paragraph-properties>
        <style:tab-stops/>
      </style:paragraph-properties>
      <style:text-properties style:font-name="Times New Roman" fo:font-family="'Times New Roman'" style:font-style-name="Negrita" style:font-family-generic="roman" style:font-pitch="variable" fo:font-size="32pt" fo:font-weight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_20_Titulo" style:display-name="Sub Titulo" style:family="paragraph" style:parent-style-name="Title">
      <loext:graphic-properties draw:fill-image-width="0cm" draw:fill-image-height="0cm"/>
      <style:paragraph-properties style:shadow="none"/>
      <style:text-properties style:font-name="Times New Roman" fo:font-family="'Times New Roman'" style:font-style-name="Negrita" style:font-family-generic="roman" style:font-pitch="variable" fo:font-size="16pt" fo:font-weight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ice" style:family="paragraph" style:parent-style-name="Text_20_body" style:master-page-name="">
      <style:paragraph-properties fo:line-height="100%" fo:text-align="start" style:justify-single-word="false" style:page-number="auto"/>
      <style:text-properties style:font-name="CMU Classical Serif" fo:font-family="'CMU Classical Serif'" style:font-style-name="Cursiva" style:font-family-generic="roman" style:font-pitch="variable" fo:font-style="italic" fo:font-weight="normal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45cm" style:type="center"/>
          <style:tab-stop style:position="15.28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orizontal_20_Line">
      <style:text-properties officeooo:paragraph-rsid="00fbbca6"/>
    </style:style>
    <style:style style:name="MP2" style:family="paragraph" style:parent-style-name="Standard">
      <style:paragraph-properties fo:text-align="center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.702cm" fo:margin-right="3.0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><text:page-number text:select-page="current">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Williams</meta:initial-creator>
    <meta:creation-date>2015-12-09T18:38:12.684376349</meta:creation-date>
    <dc:date>2018-11-20T16:33:29.267007600</dc:date>
    <meta:editing-duration>P2DT5H34M15S</meta:editing-duration>
    <meta:editing-cycles>113</meta:editing-cycles>
    <meta:generator>LibreOffice/6.1.2.1$Linux_X86_64 LibreOffice_project/10$Build-1</meta:generator>
    <meta:document-statistic meta:table-count="0" meta:image-count="0" meta:object-count="0" meta:page-count="2" meta:paragraph-count="34" meta:word-count="252" meta:character-count="1664" meta:non-whitespace-character-count="1339"/>
  </office:meta>
</office:document-meta>
</file>